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6" style:family="text">
      <style:text-properties style:font-name="Quattrocento Sans" fo:font-size="12pt" style:font-name-asian="Quattrocento Sans1" style:font-size-asian="12pt" style:font-name-complex="Quattrocento Sans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heading=h.gjdgxs"/>Reconhecimento de premissas e conclusão</text:p>
      <text:p text:style-name="P1"/>
      <text:p text:style-name="P4"><text:span text:style-name="T1">Nome</text:span><text:span text:style-name="T2">:DANIEL MARTINS DE ABREU_______________ </text:span><text:span text:style-name="T1">Turma:</text:span><text:span text:style-name="T3"> INFO 1</text:span><text:span text:style-name="T1">____</text:span></text:p>
      <text:p text:style-name="P2"/>
      <text:p text:style-name="P2"/>
      <text:p text:style-name="P6"><text:span text:style-name="T4">(1) Esteja certo da qualidade do nosso trabalho. . Passamos os últimos três meses trabalhando sem descanso nele. </text:span></text:p>
      <text:p text:style-name="P7"/>
      <text:p text:style-name="P5"><text:span text:style-name="T4">(2) É um absurdo que o presidente seja a favor de aumentar a idade da aposentadoria, já que ele próprio se aposentou com 33 anos.</text:span></text:p>
      <text:p text:style-name="P2"/>
      <text:p text:style-name="P5"><text:span text:style-name="T4">(3) É ridículo que reclamem da contenção de gastos, o economista John Kenneth Galbraith em pessoa defende que uma apertada política econômica é a melhor cura para a recessão.</text:span></text:p>
      <text:p text:style-name="P2"/>
      <text:p text:style-name="P5"><text:span text:style-name="T4">(4) Se não reformar a previdência, vai ter a inflação, o que será muito ruim para o Brasil. Portanto, a reforma da previdência proposta pelo governo tem que passar!</text:span></text:p>
      <text:p text:style-name="P2"/>
      <text:p text:style-name="P5"><text:span text:style-name="T4">(5) </text:span><text:span text:style-name="T5">Se Sócrates tivesse nascido em Estagira, seria grego; Sócrates era grego; logo, Sócrates nasceu em Estagira.</text:span></text:p>
      <text:p text:style-name="P3"/>
      <text:p text:style-name="P5"><text:span text:style-name="T5">(6) Já que a teoria da evolução diz que o homem veio do macaco, por que não vemos os macacos <text:s/>evoluindo para homens hoje?</text:span></text:p>
      <text:p text:style-name="P3"/>
      <text:p text:style-name="P5"><text:span text:style-name="T5">(7) Você percebe que o ateísmo é pernicioso quando observa o quanto ele torna as pessoas perniciosas.</text:span></text:p>
      <text:p text:style-name="P3"/>
      <text:p text:style-name="P5"><text:span text:style-name="T5">(8) O coronavírus não mata tanto. Os números estão sendo manipulados pela mídia. </text:span></text:p>
      <text:p text:style-name="P3"/>
      <text:p text:style-name="P5"><text:span text:style-name="T5">(9) Se Deus fosse bom, onipotente e onisciente, o mal não existiria. Supondo que você não seja cego, é evidente que o mal existe, Logo, está claro que é Deus que não existe. <text:s/></text:span></text:p>
      <text:p text:style-name="P3"/>
      <text:p text:style-name="P5"><text:span text:style-name="T5">(10) Os egípcios acreditavam em vida após a morte. Prova disso é a presença constante desse tema nos escritos egípcios encontrados pelos arqueólogos. </text:span></text:p>
      <text:p text:style-name="P3"/>
      <text:p text:style-name="P4"><text:soft-page-break/><text:span text:style-name="T5"><text:s text:c="2"/>RESPOSTAS</text:span></text:p>
      <text:p text:style-name="P6"><text:span text:style-name="T5">(1)</text:span><text:span text:style-name="T4"> </text:span></text:p>
      <text:p text:style-name="P6"><text:span text:style-name="T4">Premissa 1º:Quanto mais tempo você passa trabalhando melhor é a qualidade do trabalho.</text:span></text:p>
      <text:p text:style-name="P6"><text:span text:style-name="T4">Premissa 2º: Passamos os ultimos 3 messes trabalhando sem descanso nele.</text:span></text:p>
      <text:p text:style-name="P6"><text:span text:style-name="T4">Conclusão: O trabalho tem qualidade.</text:span></text:p>
      <text:p text:style-name="P5"><text:span text:style-name="T4">(2)</text:span></text:p>
      <text:p text:style-name="P5"><text:span text:style-name="T4">1º Premissa: O presidente aposentou com 33 anos </text:span></text:p>
      <text:p text:style-name="P5"><text:span text:style-name="T4">2ºPremissa: O presidente querer aumentar a idade da aposentaria </text:span></text:p>
      <text:p text:style-name="P5"><text:span text:style-name="T4">Conclusão: E um absurdo o presindente aumentar a aposentadoria </text:span></text:p>
      <text:p text:style-name="P2"/>
      <text:p text:style-name="P5"><text:span text:style-name="T4">(3)</text:span></text:p>
      <text:p text:style-name="P5"><text:span text:style-name="T4">1ºPremissa: O Jhon Kenneth Galbraith defende em pessoa <text:s/>que uma apertada política economica é a melhor opção</text:span></text:p>
      <text:p text:style-name="P5"><text:span text:style-name="T4">2ºPremissa: O Jhon Kenneth Galbraith esta certo em sua opnião .</text:span></text:p>
      <text:p text:style-name="P5"><text:span text:style-name="T4">Conlusão:É <text:s/>ridículo que reclamem da contenção de gastos .</text:span></text:p>
      <text:p text:style-name="P2"/>
      <text:p text:style-name="P5"><text:span text:style-name="T4">(4)</text:span></text:p>
      <text:p text:style-name="P5"><text:span text:style-name="T4">1ºPremissa : Se não tiver a reformar da previdencia vai ter inflação.</text:span></text:p>
      <text:p text:style-name="P5"><text:span text:style-name="T4">2ºPremissa: A inflação sera muito ruim para o Brasil.</text:span></text:p>
      <text:p text:style-name="P5"><text:span text:style-name="T4">Conclusão: A reformar da previdencia proposta pelo governo precia passar</text:span></text:p>
      <text:p text:style-name="P2"/>
      <text:p text:style-name="P5"><text:span text:style-name="T4">(5)</text:span></text:p>
      <text:p text:style-name="P5"><text:span text:style-name="T4">1ºPremissa: Se Socrates tivesse nascido em </text:span><text:span text:style-name="T5">Estagira seria grego</text:span></text:p>
      <text:p text:style-name="P5"><text:span text:style-name="T4">2ºPremissa: Socrates nasceu em </text:span><text:span text:style-name="T5">Estagira</text:span></text:p>
      <text:p text:style-name="P5"><text:span text:style-name="T5">Conclusão: Socrates era grego</text:span></text:p>
      <text:p text:style-name="P3"/>
      <text:p text:style-name="P5"><text:span text:style-name="T5">(6)</text:span></text:p>
      <text:p text:style-name="P5"><text:soft-page-break/><text:span text:style-name="T5">1ºPremissa:A teoria da evolução diz que o homem veio do macaco.</text:span></text:p>
      <text:p text:style-name="P5"><text:span text:style-name="T5">2ºPremissa:Por que os macacos de hoje em dia não estão evoluindo pra humanos.</text:span></text:p>
      <text:p text:style-name="P5"><text:span text:style-name="T5">Conclusão: A teoria da evolução esta errada</text:span></text:p>
      <text:p text:style-name="P3"/>
      <text:p text:style-name="P5"><text:span text:style-name="T5">(7)</text:span></text:p>
      <text:p text:style-name="P5"><text:span text:style-name="T5">1ºPremissa: O ateismo torna as pessoas perniciosas</text:span></text:p>
      <text:p text:style-name="P5"><text:span text:style-name="T5">2ºPremissa:Pessoas ateístas são perniciosas</text:span></text:p>
      <text:p text:style-name="P5"><text:span text:style-name="T5">Conclusão: O ateismo e pernicioso </text:span></text:p>
      <text:p text:style-name="P3"/>
      <text:p text:style-name="P5"><text:span text:style-name="T5">(8)</text:span></text:p>
      <text:p text:style-name="P5"><text:span text:style-name="T5">1ºPremissa:Numeros são manipulados pela mídia </text:span></text:p>
      <text:p text:style-name="P5"><text:span text:style-name="T5">2ºPremissa:Numeros divugados pela midia sobre o corona virus são manipulados</text:span></text:p>
      <text:p text:style-name="P5"><text:span text:style-name="T5">Conclusão: O coronavírus não mata tanto</text:span></text:p>
      <text:p text:style-name="P3"/>
      <text:p text:style-name="P5"><text:span text:style-name="T5">(9)</text:span></text:p>
      <text:p text:style-name="P5"><text:span text:style-name="T5">1ºPremissa: Se Deus fosse bom e onipotente e onisciente, o mal não existiria</text:span></text:p>
      <text:p text:style-name="P5"><text:span text:style-name="T5">2ºPremissa: Supondo que você não seja cego da pra ver que mal existe no mundo</text:span></text:p>
      <text:p text:style-name="P5"><text:span text:style-name="T5">Conclusão: Deus não existe</text:span></text:p>
      <text:p text:style-name="P3"/>
      <text:p text:style-name="P5"><text:span text:style-name="T5">(10)</text:span></text:p>
      <text:p text:style-name="P5"><text:span text:style-name="T5">1ºPremissa: Tema de vida apos a morte escrito pelos egípcios encontados pelos arqueólogos 2ºPremissa:Os arqueólogos sabem do que estão falando</text:span></text:p>
      <text:p text:style-name="P5"><text:span text:style-name="T5">Conclusão:Os egípcios acreditavam na vida apos a mor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520" meta:character-count="3232" meta:non-whitespace-character-count="2748"/>
    <meta:generator>LibreOfficeDev/6.0.5.2$Linux_X86_64 LibreOffice_project/</meta:generator>
  </office:meta>
</office:document-meta>
</file>